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rictMath.round( float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trictMath.exp( double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trictMath.abs( long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trictMath.max( float var0 , float var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trictMath.asin( double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trictMath.sin( double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trictMath.min( float var0 , float var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trictMath.pow( double var0 , double var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trictMath.min( int var0 , int var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trictMath.log( double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trictMath.ceil( double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trictMath.abs( float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trictMath.rint( double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trictMath.rando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trictMath.StrictM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trictMath.max( double var0 , double var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trictMath.atan( double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trictMath.abs( int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trictMath.tan( double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trictMath.toDegrees( double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trictMath.sqrt( double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trictMath.max( long var0 , long var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trictMath.min( long var0 , long var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trictMath.round( double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trictMath.floor( double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trictMath.atan2( double var0 , double var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trictMath.IEEEremainder( double var0 , double var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trictMath.min( double var0 , double var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trictMath.acos( double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trictMath.toRadians( double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trictMath.abs( double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trictMath.cos( double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trictMath.max( int var0 , int var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